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4.85mm"/>
    </style:style>
    <style:style style:name="co3" style:family="table-column">
      <style:table-column-properties fo:break-before="auto" style:column-width="138.06mm"/>
    </style:style>
    <style:style style:name="co4" style:family="table-column">
      <style:table-column-properties fo:break-before="auto" style:column-width="144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1" style:family="table-cell" style:parent-style-name="Default">
      <style:table-cell-properties style:vertical-align="to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  <style:style style:name="T1" style:family="text">
      <style:text-properties fo:color="#ff6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>
            <text:p>FreeCAD</text:p>
          </table:table-cell>
          <table:table-cell table:style-name="ce9" office:value-type="string" calcext:value-type="string">
            <text:p>Parameter</text:p>
          </table:table-cell>
          <table:table-cell table:style-name="ce9" office:value-type="string" calcext:value-type="string">
            <text:p>POV-Ray</text:p>
          </table:table-cell>
          <table:table-cell table:style-name="ce9" office:value-type="string" calcext:value-type="string">
            <text:p>Kommentar</text:p>
          </table:table-cell>
          <table:table-cell table:style-name="ce9"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 office:value-type="string" calcext:value-type="string">
            <text:p>Polygon {nr of points, &lt;corner1&gt;,&lt;corner2&gt;,&lt;corner3&gt;,&lt;corner4&gt;}</text:p>
          </table:table-cell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 –&gt; Skalierung einer Kug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 office:value-type="string" calcext:value-type="string">
            <text:p>prism{h1, h2, n Points, &lt;point1&gt;,&lt;point2&gt;,...}</text:p>
          </table:table-cell>
          <table:table-cell office:value-type="string" calcext:value-type="string">
            <text:p>Punkte müssten aus Radius berechnet we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tDesign-Workbench (App)</text:p>
          </table:table-cell>
          <table:table-cell table:style-name="ce5" table:number-columns-repeated="1023"/>
        </table:table-row>
        <table:table-row table:style-name="ro3">
          <table:table-cell office:value-type="string" calcext:value-type="string">
            <text:p>Pad</text:p>
          </table:table-cell>
          <table:table-cell/>
          <table:table-cell office:value-type="string" calcext:value-type="string">
            <text:p>union { prism {bezier_spline, startHeight, EndHeight, &lt;points&gt;} Basierendes Pad }</text:p>
          </table:table-cell>
          <table:table-cell office:value-type="string" calcext:value-type="string">
            <text:p>Die Sketches werden mittels einer Bezier-Kurve nachgebildet und mit prism extrud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ifference { prism {bezier_spline, startHeight, EndHeight, &lt;points&gt;} Basierendes Pad }</text:p>
          </table:table-cell>
          <table:table-cell office:value-type="string" calcext:value-type="string">
            <text:p>Die Sketches werden mittels einer Bezier-Kurve nachgebildet und mit prism extrud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union { lathe {bezier_spline, startHeight, EndHeight, &lt;points&gt;} Basierendes Pad }</text:p>
          </table:table-cell>
          <table:table-cell office:value-type="string" calcext:value-type="string">
            <text:p>Die Sketches werden mittels einer Bezier-Kurve nachgebildet und mit lathe rotiert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Groove</text:p>
          </table:table-cell>
          <table:table-cell/>
          <table:table-cell office:value-type="string" calcext:value-type="string">
            <text:p>difference { lathe {bezier_spline, startHeight, EndHeight, &lt;points&gt;} Basierendes Pad }</text:p>
          </table:table-cell>
          <table:table-cell office:value-type="string" calcext:value-type="string">
            <text:p>Die Sketches werden mittels einer Bezier-Kurve nachgebildet und mit lathe roti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etch</text:p>
          </table:table-cell>
          <table:table-cell/>
          <table:table-cell office:value-type="string" calcext:value-type="string">
            <text:p>bezier_spline, startHeight, EndHeight, &lt;points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lsche Operationen</text:p>
          </table:table-cell>
          <table:table-cell table:style-name="ce5" table:number-columns-repeated="1023"/>
        </table:table-row>
        <table:table-row table:style-name="ro1">
          <table:table-cell table:style-name="Default" office:value-type="string" calcext:value-type="string">
            <text:p>Part::MultiFuse (Fusion)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Cut (Cut)</text:p>
          </table:table-cell>
          <table:table-cell office:value-type="string" calcext:value-type="string">
            <text:p>differ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MultiCommon (Common)</text:p>
          </table:table-cell>
          <table:table-cell office:value-type="string" calcext:value-type="string">
            <text:p>inter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4">
          <table:table-cell office:value-type="string" calcext:value-type="string">
            <text:p>ShapeColor</text:p>
          </table:table-cell>
          <table:table-cell/>
          <table:table-cell office:value-type="string" calcext:value-type="string">
            <text:p>pigment{<text:span text:style-name="T1">color rgb&lt;r,g,b&gt;</text:span>}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apeMaterial.Transparency</text:p>
          </table:table-cell>
          <table:table-cell/>
          <table:table-cell office:value-type="string" calcext:value-type="string">
            <text:p>pigment{color rgb&lt;r,g,b&gt; <text:span text:style-name="T1">filter x</text:span>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AmbientColor</text:p>
          </table:table-cell>
          <table:table-cell office:value-type="string" calcext:value-type="string">
            <text:p>Schattenfarbe</text:p>
          </table:table-cell>
          <table:table-cell office:value-type="string" calcext:value-type="string">
            <text:p>finish{ ambient rgb&lt;r,g,b&gt;}</text:p>
          </table:table-cell>
          <table:table-cell office:value-type="string" calcext:value-type="string">
            <text:p>kein sichtbarer Effekt in POVray ?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2"/>
          <table:table-cell office:value-type="string" calcext:value-type="string">
            <text:p>entspricht <text:s/>shape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Material.EmissiveColor</text:p>
          </table:table-cell>
          <table:table-cell/>
          <table:table-cell office:value-type="string" calcext:value-type="string">
            <text:p>finish{ emisssion rgb&lt;r,g,b&gt;}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apeMaterial.SpecularColor</text:p>
          </table:table-cell>
          <table:table-cell/>
          <table:table-cell office:value-type="string" calcext:value-type="string">
            <text:p>finish{<text:span text:style-name="T1">phong a</text:span>}</text:p>
          </table:table-cell>
          <table:table-cell office:value-type="string" calcext:value-type="string">
            <text:p>Specular Color lässt sich nicht abbilden → in Grauwert umrechne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hapeMaterial.Shininess</text:p>
          </table:table-cell>
          <table:table-cell table:style-name="ce4" office:value-type="string" calcext:value-type="string">
            <text:p>hat nur Einfluss auf Specular Color 1=großer Glanzfleck 99=kleiner Spot</text:p>
          </table:table-cell>
          <table:table-cell office:value-type="string" calcext:value-type="string">
            <text:p>finish{phong a <text:span text:style-name="T1">phong_ size b</text:span>}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7:30:28.4179514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6.0.7.3$Linux_X86_64 LibreOffice_project/00m0$Build-3</meta:generator>
    <dc:date>2019-09-06T17:42:25.044945034</dc:date>
    <meta:editing-duration>P7DT8H4M27S</meta:editing-duration>
    <meta:editing-cycles>20</meta:editing-cycles>
    <meta:document-statistic meta:table-count="1" meta:cell-count="107" meta:object-count="0"/>
  </office:meta>
</office:document-meta>
</file>